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9963" officeooo:paragraph-rsid="00139963"/>
    </style:style>
    <style:style style:name="P2" style:family="paragraph" style:parent-style-name="Standard" style:list-style-name="L1">
      <style:text-properties officeooo:rsid="00139963" officeooo:paragraph-rsid="00139963"/>
    </style:style>
    <style:style style:name="P3" style:family="paragraph" style:parent-style-name="Standard" style:list-style-name="L1">
      <style:text-properties officeooo:rsid="00139963" officeooo:paragraph-rsid="0014dbb0"/>
    </style:style>
    <style:style style:name="P4" style:family="paragraph" style:parent-style-name="Standard" style:list-style-name="L1">
      <style:text-properties officeooo:rsid="0014dbb0" officeooo:paragraph-rsid="0014dbb0"/>
    </style:style>
    <style:style style:name="P5" style:family="paragraph" style:parent-style-name="Standard">
      <style:text-properties officeooo:rsid="0014dbb0" officeooo:paragraph-rsid="0014dbb0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39963" officeooo:paragraph-rsid="00139963" style:font-weight-asian="normal" style:font-weight-complex="normal"/>
    </style:style>
    <style:style style:name="P7" style:family="paragraph" style:parent-style-name="Standard" style:list-style-name="L1">
      <style:text-properties officeooo:rsid="0018fbd7" officeooo:paragraph-rsid="0018fbd7"/>
    </style:style>
    <style:style style:name="P8" style:family="paragraph" style:parent-style-name="Standard">
      <style:text-properties officeooo:rsid="0018fbd7" officeooo:paragraph-rsid="0018fbd7"/>
    </style:style>
    <style:style style:name="P9" style:family="paragraph" style:parent-style-name="Standard">
      <style:text-properties officeooo:rsid="001a5e04" officeooo:paragraph-rsid="001a5e04"/>
    </style:style>
    <style:style style:name="P10" style:family="paragraph" style:parent-style-name="Standard">
      <style:text-properties officeooo:rsid="001a5e04" officeooo:paragraph-rsid="001afcfa"/>
    </style:style>
    <style:style style:name="P11" style:family="paragraph" style:parent-style-name="Standard">
      <style:text-properties officeooo:rsid="001afcfa" officeooo:paragraph-rsid="001afcfa"/>
    </style:style>
    <style:style style:name="P12" style:family="paragraph" style:parent-style-name="Heading_20_1">
      <style:text-properties officeooo:rsid="001afcfa" officeooo:paragraph-rsid="001afcfa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9963"/>
    </style:style>
    <style:style style:name="T2" style:family="text">
      <style:text-properties officeooo:rsid="0014dbb0"/>
    </style:style>
    <style:style style:name="T3" style:family="text">
      <style:text-properties officeooo:rsid="001638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6385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63858" style:font-style-asian="italic" style:font-style-complex="italic"/>
    </style:style>
    <style:style style:name="T9" style:family="text">
      <style:text-properties fo:font-style="italic" officeooo:rsid="0014dbb0" style:font-style-asian="italic" style:font-style-complex="italic"/>
    </style:style>
    <style:style style:name="T10" style:family="text">
      <style:text-properties fo:font-style="italic" officeooo:rsid="0018fbd7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18fbd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1a5e04"/>
    </style:style>
    <style:style style:name="T15" style:family="text">
      <style:text-properties officeooo:rsid="001afcfa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оллюция</text:h>
      <text:p text:style-name="P1"/>
      <text:p text:style-name="P1"><text:span text:style-name="T4">Поллюция</text:span> — самопроизвольное выделение спермы во время сна. Поллюция может сопровождаться эротическими сновидениями. Биологический смысл поллюции состоит в обновлении семенной жидкости, поэтому она неизбежна как нормальное физиологическое явление. <text:span text:style-name="T2">Качество семенной жидкости ухудшается со временем в зависимости от внешних физических и внутренних биохимических условий организма, а также состояния психики.</text:span></text:p>
      <text:p text:style-name="P1"/>
      <text:p text:style-name="P5"><text:span text:style-name="T11">Частая поллюция</text:span> может быть причиной <text:span text:style-name="T5">вялости</text:span>, <text:span text:style-name="T5">апатии</text:span>, <text:span text:style-name="T5">слаб</text:span><text:span text:style-name="T6">оумия</text:span> по причине большего расхода энергии на производство половых клеток и семенной жидкости. Поэтому в целях недопущения данных негативных факторов необходимо обеспечить все условия снижающую поллюцию.</text:p>
      <text:p text:style-name="P1"/>
      <text:p text:style-name="P6">Факторы уменьшающие вероятность поллюции</text:p>
      <text:p text:style-name="P1"/>
      <text:list xml:id="list2356538336" text:style-name="L1">
        <text:list-item>
          <text:p text:style-name="P2"><text:span text:style-name="T8">Свежий воздух,</text:span> <text:span text:style-name="T8">чистая </text:span><text:span text:style-name="T3">и </text:span><text:span text:style-name="T7">прохладная</text:span> комната для сна</text:p>
          <text:p text:style-name="P2"/>
        </text:list-item>
        <text:list-item>
          <text:p text:style-name="P2"><text:span text:style-name="T10">Ч</text:span><text:span text:style-name="T7">истое тело</text:span>, <text:span text:style-name="T7">чистое нижнее и постельное бельё</text:span></text:p>
          <text:p text:style-name="P2"/>
        </text:list-item>
        <text:list-item>
          <text:p text:style-name="P3"><text:span text:style-name="T7">Отсутствие половых раздражителей</text:span> — <text:span text:style-name="T2">образов женщин </text:span>(в тч. <text:span text:style-name="T3">картинки и </text:span>соц. сети)</text:p>
          <text:p text:style-name="P2"/>
        </text:list-item>
        <text:list-item>
          <text:p text:style-name="P2"><text:span text:style-name="T7">Контроль над мыслями</text:span> — не допускать мысл<text:span text:style-name="T12">ей</text:span> о женщинах, <text:span text:style-name="T12">соблюдать чистоту ума</text:span></text:p>
          <text:p text:style-name="P2"/>
        </text:list-item>
        <text:list-item>
          <text:p text:style-name="P2"><text:span text:style-name="T7">Зарядка и ассаны для позвоночника</text:span> — утром и вечером</text:p>
          <text:p text:style-name="P2"/>
        </text:list-item>
        <text:list-item>
          <text:p text:style-name="P4"><text:span text:style-name="T7">Контрастный душ </text:span><text:span text:style-name="T1">— </text:span>3/3 минуты, 5/5 минут и тп.</text:p>
          <text:p text:style-name="P4"/>
        </text:list-item>
        <text:list-item>
          <text:p text:style-name="P4"><text:span text:style-name="T7">Бег на средние дистанции</text:span> — 5, 10, 15 км <text:span text:style-name="T3">(до достижения runner“s hight)</text:span></text:p>
          <text:p text:style-name="P4"/>
        </text:list-item>
        <text:list-item>
          <text:p text:style-name="P7"><text:span text:style-name="T8">З</text:span><text:span text:style-name="T7">доровый образ жизни </text:span><text:span text:style-name="T9">— </text:span><text:span text:style-name="T13">без вредных привычек, здоровое питание, подвижность</text:span></text:p>
          <text:p text:style-name="P2"/>
        </text:list-item>
        <text:list-item>
          <text:p text:style-name="P2"><text:span text:style-name="T7">Правильное положение сна</text:span> — на спине (спи-на)</text:p>
          <text:p text:style-name="P2"/>
        </text:list-item>
        <text:list-item>
          <text:p text:style-name="P2"><text:span text:style-name="T7">Регулярность времени засыпания</text:span> — с 10-11 часов</text:p>
        </text:list-item>
      </text:list>
      <text:p text:style-name="P1"/>
      <text:p text:style-name="P8">Все факторы косвенно или опосредовано влияют на работу половой программы поведения: факторы 1, 5, 6, 7, 8, 9, 10 — обеспечивают более длительное сохранение качества семени, факторы 2, 3, 4 — гарантируют отсуствие внешних и внутренних психологических причин запуска половой программы во время сна. </text:p>
      <text:p text:style-name="P8"/>
      <text:p text:style-name="P8">Соблюдение данных рекомендаций может обеспечить <text:span text:style-name="T14">снижение частоты</text:span> поллюций <text:span text:style-name="T14">до</text:span> 1 раза в месяц <text:span text:style-name="T14">и ниже.</text:span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2" text:outline-level="1"><text:soft-page-break/>Мастурбация</text:h>
      <text:p text:style-name="P9"/>
      <text:p text:style-name="P10">Мастурбация — самостоятельное стимулирование половых органов с целью получения полового удовольствия. Мастурбация совершенно не приемлема в качестве замены нормальной половой жизни, предполагающей зачатие детей. При мастурбации нарушается нормальный ход психических процессов — т. к. само половое удовольствие является поощрением для нервной системы. </text:p>
      <text:p text:style-name="P10"/>
      <text:p text:style-name="P10">В нормальном случае поощрение должно быть вызвано сексуальным контактом, связанным с вероятност<text:span text:style-name="T15">ью</text:span> зачатия новой жизни и продолжения рода. При мастурбации происходит самопоощрение нервной системы, подкрепление её собственного внутреннего неадекватного состояния, так как мастурбация заведомо не обеспечивает процесса продолжения рода.</text:p>
      <text:p text:style-name="P10"/>
      <text:p text:style-name="P10">Длительное самопоощрение нервной системы <text:span text:style-name="T15">за счёт мастурбации </text:span>приводит к е<text:span text:style-name="T15">щё</text:span> большему <text:span text:style-name="T15">отхождению от естественной логики заложенных в неё программ, что выражается в девиантности поведения, импульсивности связанной с блокированием высших сознательных центров коры головного мозга, к общей деградации нервной системы и мозга, к слабоумию связанному с пониженным уровнем энергетики организма и низким питанием мозга (весь ресурс уходит на производство семени).</text:span></text:p>
      <text:p text:style-name="P10"/>
      <text:p text:style-name="P11">Для устранения мастурбации следует строго придерживаться правил указанных в предыдущем пункте. А также в целом посвятить время и уделить внимание развитию в себе сознательных и волевых качеств, без которых не мыслимо управление своими низшими эмоциональными центрами. <office:annotation><dc:creator>Unknown Author</dc:creator><dc:date>2021-06-17T10:53:27.870077694</dc:date><text:p text:style-name="P13"><text:span text:style-name="T16">Вот тут можно написать целую статью о контроле роста сознания, в целом рост сознания должен происходить также как и рост любой информации в нервной системе, то есть он связан с нейропластичностью, формированием новых связей, возможно что есть способы форсировано развивать сосбственное сознание в течении 2 недель, месяца</text:span></text:p></office:annotatio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7T09:37:53.402347603</meta:creation-date>
    <dc:date>2021-06-17T10:55:19.094621872</dc:date>
    <meta:editing-duration>PT13M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413" meta:character-count="3126" meta:non-whitespace-character-count="2728"/>
  </office:meta>
</office:document-meta>
</file>